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officeooo:rsid="0006e059" officeooo:paragraph-rsid="0006e059"/>
    </style:style>
    <style:style style:name="P2" style:family="paragraph" style:parent-style-name="Standard">
      <style:text-properties fo:font-size="16pt" fo:font-weight="bold" officeooo:rsid="0006e059" officeooo:paragraph-rsid="0006e059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officeooo:rsid="0006e059" officeooo:paragraph-rsid="0006e059"/>
    </style:style>
    <style:style style:name="P4" style:family="paragraph" style:parent-style-name="Standard">
      <style:text-properties officeooo:rsid="0006e059" officeooo:paragraph-rsid="0006e059"/>
    </style:style>
    <style:style style:name="P5" style:family="paragraph" style:parent-style-name="Standard">
      <style:text-properties officeooo:rsid="0006e059" officeooo:paragraph-rsid="0009079e"/>
    </style:style>
    <style:style style:name="P6" style:family="paragraph" style:parent-style-name="Standard" style:list-style-name="L2">
      <style:text-properties officeooo:rsid="0006e059" officeooo:paragraph-rsid="0009079e"/>
    </style:style>
    <style:style style:name="P7" style:family="paragraph" style:parent-style-name="Standard" style:list-style-name="L2">
      <style:text-properties officeooo:rsid="0006e059" officeooo:paragraph-rsid="000ce4a8"/>
    </style:style>
    <style:style style:name="P8" style:family="paragraph" style:parent-style-name="Standard">
      <style:text-properties fo:font-size="16pt" fo:font-weight="bold" officeooo:rsid="0006e059" officeooo:paragraph-rsid="0009079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Noto Mono" fo:font-size="10pt" officeooo:rsid="0006e059" officeooo:paragraph-rsid="0009079e" style:font-size-asian="10pt" style:font-size-complex="10pt"/>
    </style:style>
    <style:style style:name="T1" style:family="text">
      <style:text-properties officeooo:rsid="0009079e"/>
    </style:style>
    <style:style style:name="T2" style:family="text">
      <style:text-properties style:font-name="Noto Mono"/>
    </style:style>
    <style:style style:name="T3" style:family="text">
      <style:text-properties style:font-name="Noto Mono" officeooo:rsid="0009079e"/>
    </style:style>
    <style:style style:name="T4" style:family="text">
      <style:text-properties style:font-name="Noto Mono" fo:font-size="10pt" style:font-size-asian="10pt" style:font-size-complex="10pt"/>
    </style:style>
    <style:style style:name="T5" style:family="text">
      <style:text-properties style:font-name="Noto Mono" fo:font-size="10pt" officeooo:rsid="0009079e" style:font-size-asian="10pt" style:font-size-complex="10pt"/>
    </style:style>
    <style:style style:name="T6" style:family="text">
      <style:text-properties style:font-name="Noto Mono" fo:font-size="10pt" officeooo:rsid="000ce4a8" style:font-size-asian="10pt" style:font-size-complex="10pt"/>
    </style:style>
    <style:style style:name="T7" style:family="text">
      <style:text-properties officeooo:rsid="000aecfb"/>
    </style:style>
    <style:style style:name="T8" style:family="text">
      <style:text-properties officeooo:rsid="000c085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fgabe 1 - Linux-Kommandos</text:p>
      <text:p text:style-name="P1"/>
      <text:p text:style-name="P1">Geben Sie ein Kommando an, mit dem Sie …</text:p>
      <text:p text:style-name="P1"/>
      <text:list text:style-name="L1">
        <text:list-item>
          <text:p text:style-name="P3">Handbuchseiten („man pages“) öffnen können.</text:p>
        </text:list-item>
        <text:list-item>
          <text:p text:style-name="P3">das aktuelle Verzeichnis in der Shell ausgeben können.</text:p>
        </text:list-item>
        <text:list-item>
          <text:p text:style-name="P3">ein neues Verzeichnis erzeugen können.</text:p>
        </text:list-item>
        <text:list-item>
          <text:p text:style-name="P3">in ein Verzeichnis wechseln können.</text:p>
        </text:list-item>
        <text:list-item>
          <text:p text:style-name="P3">den Inhalt eines Verzeichnisses in der Shell ausgeben können.</text:p>
        </text:list-item>
        <text:list-item>
          <text:p text:style-name="P3">eine leere Datei erzeugen können.</text:p>
        </text:list-item>
        <text:list-item>
          <text:p text:style-name="P3">versuchen können den Inhalt einer Datei zu bestimmen.</text:p>
        </text:list-item>
        <text:list-item>
          <text:p text:style-name="P3">den Inhalt verschiedener Dateien verknüpfen oder den Inhalt einer Datei ausgeben können.</text:p>
        </text:list-item>
        <text:list-item>
          <text:p text:style-name="P3">Zeilen vom Ende einer Datei in der Shell ausgeben können.</text:p>
        </text:list-item>
        <text:list-item>
          <text:p text:style-name="P3">Zeilen vom Anfang einer Datei in der Shell ausgeben können.</text:p>
        </text:list-item>
        <text:list-item>
          <text:p text:style-name="P3">Dateien oder Verzeichnisse an eine andere Stelle kopieren können.</text:p>
        </text:list-item>
        <text:list-item>
          <text:p text:style-name="P3">Dateien oder Verzeichnisse an eine andere Stelle verschieben können.</text:p>
        </text:list-item>
        <text:list-item>
          <text:p text:style-name="P3">Dateien oder Verzeichnisse löschen können.</text:p>
        </text:list-item>
        <text:list-item>
          <text:p text:style-name="P3">ein leeres Verzeichnis löschen können.</text:p>
        </text:list-item>
        <text:list-item>
          <text:p text:style-name="P3">eine Zeichenkette in der Shell ausgeben können.</text:p>
        </text:list-item>
        <text:list-item>
          <text:p text:style-name="P3">die Dateirechte von Dateien oder Verzeichnissen ändern können.</text:p>
        </text:list-item>
        <text:list-item>
          <text:p text:style-name="P3">Das Password eines Benutzers ändern können.</text:p>
        </text:list-item>
        <text:list-item>
          <text:p text:style-name="P3">die laufende Sitzung (und damit auch die Shell) beenden und den Rückgabewert eines Shell-Skripts festzulegen können.</text:p>
        </text:list-item>
        <text:list-item>
          <text:p text:style-name="P3">das System neu starten können.</text:p>
        </text:list-item>
        <text:list-item>
          <text:p text:style-name="P3">das System ausschalten können.</text:p>
        </text:list-item>
        <text:list-item>
          <text:p text:style-name="P3">einen neuen Benutzer erstellen können.</text:p>
        </text:list-item>
        <text:list-item>
          <text:p text:style-name="P3">einen Benutzer löschen können.</text:p>
        </text:list-item>
        <text:list-item>
          <text:p text:style-name="P3">einen Benutzer ändern können.</text:p>
        </text:list-item>
        <text:list-item>
          <text:p text:style-name="P3">die Gruppenzugehörigkeiten des Benutzers ausgeben können.</text:p>
        </text:list-item>
        <text:list-item>
          <text:p text:style-name="P3">eine neue Gruppe erstellen können.</text:p>
        </text:list-item>
        <text:list-item>
          <text:p text:style-name="P3">eine Gruppe löschen können.</text:p>
        </text:list-item>
        <text:list-item>
          <text:p text:style-name="P3">eine Gruppe ändern können.</text:p>
        </text:list-item>
        <text:list-item>
          <text:p text:style-name="P3">den Benutzer (⇒ Besitzer) ändern können, der einer Datei oder einem Verzeichnis zugeordnet ist.</text:p>
        </text:list-item>
        <text:list-item>
          <text:p text:style-name="P3">die Gruppe ändern können, die einer Datei oder einem Verzeichnis zugeordnet ist.</text:p>
        </text:list-item>
        <text:list-item>
          <text:p text:style-name="P3">einen „Link“ erstellen können.</text:p>
        </text:list-item>
        <text:list-item>
          <text:p text:style-name="P3">eine Datei nach den Zeilen durchsuchen können, die ein Suchmuster enthalten?</text:p>
        </text:list-item>
        <text:list-item>
          <text:p text:style-name="P3">eine Liste der laufenden Prozesse in der Shell ausgeben können.</text:p>
        </text:list-item>
        <text:list-item>
          <text:p text:style-name="P3">einen im Hintergrund der Shell laufenden Prozess in den Vordergrund holen können.</text:p>
        </text:list-item>
        <text:list-item>
          <text:p text:style-name="P3">einen Prozess in den Hintergrund der Shell verschieben können.</text:p>
        </text:list-item>
        <text:list-item>
          <text:p text:style-name="P3">einen Prozess beenden können.</text:p>
        </text:list-item>
        <text:list-item>
          <text:p text:style-name="P3">eine Gruppe von Prozessen beenden können.</text:p>
        </text:list-item>
        <text:list-item>
          <text:p text:style-name="P3">die Priorität eines neuen Prozesses festlegen können.</text:p>
        </text:list-item>
        <text:list-item>
          <text:p text:style-name="P3">die Priorität eines existierenden Prozesses ändern können.</text:p>
        </text:list-item>
        <text:list-item>
          <text:p text:style-name="P3">eine Liste der existierenden Prozesse als Baumstruktur in der Shell ausgeben können.</text:p>
        </text:list-item>
      </text:list>
      <text:p text:style-name="P1"/>
      <text:p text:style-name="P8">Aufgabe <text:span text:style-name="T1">2</text:span> – <text:span text:style-name="T1">Dateien und Verzeichnisse</text:span></text:p>
      <text:p text:style-name="P8"/>
      <text:list text:style-name="L2">
        <text:list-item>
          <text:p text:style-name="P6">Erzeugen Sie in Ihrem Benutzerverzeichnis (Home-Verzeichnis) ein Verzeichnis <text:span text:style-name="T4">B</text:span><text:span text:style-name="T5">T</text:span><text:span text:style-name="T4">S</text:span>.</text:p>
        </text:list-item>
        <text:list-item>
          <text:p text:style-name="P6"><text:soft-page-break/>Wechseln Sie in das Verzeichnis <text:span text:style-name="T4">BTS</text:span> und erzeugen Sie darin eine leere Datei mit dem Dateinamen <text:span text:style-name="T4">Datei1.txt </text:span><text:span text:style-name="T1">(</text:span>Verwenden Sie zum Anlegen der Datei keinen Editor, sondern einen Kommandozeilenbefehl<text:span text:style-name="T1">)</text:span>.</text:p>
        </text:list-item>
        <text:list-item>
          <text:p text:style-name="P6">Überprüfen Sie die Dateigröße der Datei <text:span text:style-name="T4">Datei1.txt</text:span>.</text:p>
        </text:list-item>
        <text:list-item>
          <text:p text:style-name="P6">Ändern Sie die Modifikationszeit der Datei <text:span text:style-name="T4">Datei1.txt</text:span> auf Ihr Geburtsdatum.</text:p>
        </text:list-item>
        <text:list-item>
          <text:p text:style-name="P6">Erzeugen Sie auf der Shell eine neue Datei <text:span text:style-name="T4">Datei2.txt</text:span> und fügen Sie in die neue Datei einen beliebigen mehrzeiligen Text als Inhalt ein <text:span text:style-name="T7">(</text:span>Verwenden Sie für das Einfügen des Textes keinen Editor, sondern einen Kommandozeilenbefehl<text:span text:style-name="T7">)</text:span>.</text:p>
        </text:list-item>
        <text:list-item>
          <text:p text:style-name="P6">Geben Sie die erste Zeile der Datei <text:span text:style-name="T4">Datei2.txt</text:span> aus.</text:p>
        </text:list-item>
        <text:list-item>
          <text:p text:style-name="P6">Hängen den Inhalt von <text:span text:style-name="T4">Datei2.txt</text:span> an <text:span text:style-name="T4">Datei1.txt</text:span> an <text:span text:style-name="T8">(Verwenden keinen Editor, sondern einen Kommandozeilenbefehl).</text:span></text:p>
        </text:list-item>
        <text:list-item>
          <text:p text:style-name="P6">Erzeugen Sie in Ihrem Home-Verzeichnis ein Verzeichnis mit dem Verzeichnisnamen <text:span text:style-name="T4">BS</text:span><text:span text:style-name="T6">_</text:span><text:span text:style-name="T4">Vorlesung</text:span>.</text:p>
        </text:list-item>
        <text:list-item>
          <text:p text:style-name="P7">Kopieren Sie die Dateien <text:span text:style-name="T4">Datei1.txt</text:span> und <text:span text:style-name="T4">Datei2.txt</text:span> aus dem Verzeichnis <text:span text:style-name="T4">BTS</text:span> in das Verzeichnis <text:span text:style-name="T4">BS</text:span><text:span text:style-name="T6">_</text:span><text:span text:style-name="T4">Vorlesung</text:span>.</text:p>
        </text:list-item>
        <text:list-item>
          <text:p text:style-name="P7">Löschen Sie das Verzeichnis <text:span text:style-name="T4">BTS.</text:span></text:p>
        </text:list-item>
      </text:list>
      <text:p text:style-name="P9"/>
      <text:p text:style-name="P5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22:07.681334899</meta:creation-date>
    <meta:generator>LibreOffice/7.4.7.2$Linux_X86_64 LibreOffice_project/40$Build-2</meta:generator>
    <dc:date>2024-04-30T09:59:46.619524953</dc:date>
    <meta:editing-duration>PT33M21S</meta:editing-duration>
    <meta:editing-cycles>7</meta:editing-cycles>
    <meta:document-statistic meta:table-count="0" meta:image-count="0" meta:object-count="0" meta:page-count="2" meta:paragraph-count="52" meta:word-count="501" meta:character-count="3314" meta:non-whitespace-character-count="2913"/>
  </office:meta>
</office:document-meta>
</file>